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cf73f" officeooo:paragraph-rsid="000cf73f" style:font-size-asian="20pt" style:font-size-complex="20pt"/>
    </style:style>
    <style:style style:name="P2" style:family="paragraph" style:parent-style-name="Standard">
      <style:text-properties fo:color="#ffffff" loext:opacity="100%" fo:font-size="6pt" officeooo:rsid="000cf73f" officeooo:paragraph-rsid="000cf73f" fo:background-color="#ffffff" style:font-size-asian="6pt" style:font-size-complex="6pt"/>
    </style:style>
    <style:style style:name="P3" style:family="paragraph" style:parent-style-name="Standard">
      <style:text-properties fo:color="#ffffff" loext:opacity="100%" officeooo:rsid="000cf73f" officeooo:paragraph-rsid="000cf73f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ems like you are looking for a password. Its here, but if you can’t find it here then you are not looking in the right way. Try looking carefull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Password: <text:s/>meSufwDEZ3fX6Zf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20:59:04.610981137</meta:creation-date>
    <dc:date>2022-11-25T19:15:44.548036227</dc:date>
    <meta:editing-duration>PT9M17S</meta:editing-duration>
    <meta:editing-cycles>3</meta:editing-cycles>
    <meta:generator>LibreOffice/7.4.2.3$Linux_X86_64 LibreOffice_project/40$Build-3</meta:generator>
    <meta:document-statistic meta:table-count="0" meta:image-count="0" meta:object-count="0" meta:page-count="1" meta:paragraph-count="2" meta:word-count="31" meta:character-count="173" meta:non-whitespace-character-count="143"/>
  </office:meta>
</office:document-meta>
</file>